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10000005F2A4FB8F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4.079cm" fo:min-width="17.926cm" fo:padding-top="0.125cm" fo:padding-bottom="0.125cm" fo:padding-left="0.25cm" fo:padding-right="0.25cm" fo:wrap-option="wrap" loext:decorative="false"/>
    </style:style>
    <style:style style:name="P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20" draw:style-name="gr1" draw:text-style-name="P1" draw:layer="layout" svg:width="18.415cm" svg:height="4.32cm" svg:x="1.635cm" svg:y="1.76cm">
          <text:p/>
          <draw:enhanced-geometry draw:mirror-horizontal="false" draw:mirror-vertical="false" drawooo:sub-view-size="3238789 871629" draw:text-areas="?f0 ?f2 ?f1 ?f3" svg:viewBox="0 0 0 0" draw:type="ooxml-non-primitive" draw:enhanced-path="M 0 0 L 3238789 0 3238789 871629 0 871629 0 0 Z N">
            <draw:equation draw:name="f0" draw:formula="0*logwidth/3237120"/>
            <draw:equation draw:name="f1" draw:formula="3238920*logwidth/3237120"/>
            <draw:equation draw:name="f2" draw:formula="0*logheight/869760"/>
            <draw:equation draw:name="f3" draw:formula="871560*logheight/86976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610000005F2A4FB8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22:19.778786652</meta:creation-date>
    <dc:date>2026-03-21T15:25:13.238402743</dc:date>
    <meta:editing-duration>PT2M53S</meta:editing-duration>
    <meta:editing-cycles>2</meta:editing-cycles>
    <meta:generator>LibreOffice/25.8.5.2$Linux_X86_64 LibreOffice_project/580$Build-2</meta:generator>
    <meta:document-statistic meta:object-count="1"/>
  </office:meta>
</office:document-meta>
</file>